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tr" style:country-asian="TR" style:font-size-complex="12pt" style:language-complex="tr" style:country-complex="T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tr" fo:country="TR" style:font-name-asian="Arial2" style:font-size-asian="12pt" style:language-asian="tr" style:country-asian="TR" style:font-name-complex="Tahoma" style:font-size-complex="12pt" style:language-complex="tr" style:country-complex="T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creation-date>2006-11-17T15:04:40</meta:creation-date>
    <dc:language>tr-T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